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style:font-name="Segoe UI Semibold" fo:font-size="24pt" style:font-size-asian="24pt" style:font-size-complex="24pt"/>
    </style:style>
    <style:style style:name="P2" style:family="paragraph">
      <loext:graphic-properties draw:fill="none" draw:fill-color="#ffffff"/>
      <style:text-properties fo:color="#000000"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3.062cm" svg:x="1.524cm" svg:y="0.762cm">
          <draw:text-box>
            <text:p text:style-name="P1"><text:span text:style-name="T1">Old Testament Reading</text:span></text:p>
            <text:p text:style-name="P1"><text:span text:style-name="T2">Numbers 6:22–2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4.892cm" svg:height="6.263cm" svg:x="1.524cm" svg:y="0.762cm">
          <draw:text-box>
            <text:p text:style-name="P4"><text:span text:style-name="T3">22</text:span><text:span text:style-name="T4">The LORD spoke to Moses, saying, </text:span><text:span text:style-name="T3">23</text:span><text:span text:style-name="T4">“Speak to Aaron and his sons, saying, Thus you shall bless the people of Israel: you shall say to them,</text:span></text:p>
            <text:p text:style-name="P4"><text:span text:style-name="T3">24</text:span><text:span text:style-name="T4">The LORD bless you and keep you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4.892cm" svg:height="6.263cm" svg:x="1.524cm" svg:y="0.762cm">
          <draw:text-box>
            <text:p text:style-name="P4"><text:span text:style-name="T3">25</text:span><text:span text:style-name="T4">the LORD make his face to shine upon you and be gracious to you;</text:span></text:p>
            <text:p text:style-name="P4"><text:span text:style-name="T3">26</text:span><text:span text:style-name="T4">the LORD lift up his countenance upon you and give you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5" draw:layer="layout" svg:width="24.892cm" svg:height="3.257cm" svg:x="1.524cm" svg:y="0.762cm">
          <draw:text-box>
            <text:p text:style-name="P4"><text:span text:style-name="T3">27</text:span><text:span text:style-name="T4">So shall they put my name upon the people of Israel, and I will bless them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31T08:01:23.270000000</meta:creation-date>
    <dc:date>2016-12-31T08:10:26.122000000</dc:date>
    <meta:editing-duration>PT9M2S</meta:editing-duration>
    <meta:editing-cycles>2</meta:editing-cycles>
    <meta:generator>LibreOffice/5.2.4.2$Windows_X86_64 LibreOffice_project/3d5603e1122f0f102b62521720ab13a38a4e0eb0</meta:generator>
    <meta:document-statistic meta:object-count="33"/>
  </office:meta>
</office:document-meta>
</file>